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9c8a8" officeooo:paragraph-rsid="0019c8a8"/>
    </style:style>
    <style:style style:name="P2" style:family="paragraph" style:parent-style-name="Standard">
      <style:text-properties officeooo:rsid="001b6e0e" officeooo:paragraph-rsid="001b6e0e"/>
    </style:style>
    <style:style style:name="P3" style:family="paragraph" style:parent-style-name="Standard">
      <style:text-properties officeooo:rsid="001cf8e1" officeooo:paragraph-rsid="001cf8e1"/>
    </style:style>
    <style:style style:name="P4" style:family="paragraph" style:parent-style-name="Standard">
      <style:text-properties officeooo:rsid="001df379" officeooo:paragraph-rsid="001df379"/>
    </style:style>
    <style:style style:name="P5" style:family="paragraph" style:parent-style-name="Standard">
      <style:text-properties officeooo:rsid="001e9391" officeooo:paragraph-rsid="001e9391"/>
    </style:style>
    <style:style style:name="P6" style:family="paragraph" style:parent-style-name="Standard">
      <style:text-properties officeooo:paragraph-rsid="001e9dd0"/>
    </style:style>
    <style:style style:name="P7" style:family="paragraph" style:parent-style-name="Standard">
      <style:text-properties officeooo:paragraph-rsid="002008cf"/>
    </style:style>
    <style:style style:name="P8" style:family="paragraph" style:parent-style-name="Standard">
      <style:text-properties officeooo:rsid="00219473" officeooo:paragraph-rsid="00219473"/>
    </style:style>
    <style:style style:name="P9" style:family="paragraph" style:parent-style-name="Standard">
      <style:text-properties officeooo:rsid="00262f73" officeooo:paragraph-rsid="00262f73"/>
    </style:style>
    <style:style style:name="P10" style:family="paragraph" style:parent-style-name="Standard">
      <style:text-properties officeooo:rsid="0026f8fa" officeooo:paragraph-rsid="0026f8fa"/>
    </style:style>
    <style:style style:name="P11" style:family="paragraph" style:parent-style-name="Standard">
      <style:text-properties officeooo:rsid="00283017" officeooo:paragraph-rsid="00283017"/>
    </style:style>
    <style:style style:name="T1" style:family="text">
      <style:text-properties officeooo:rsid="001b6e0e"/>
    </style:style>
    <style:style style:name="T2" style:family="text">
      <style:text-properties officeooo:rsid="001df379"/>
    </style:style>
    <style:style style:name="T3" style:family="text">
      <style:text-properties officeooo:rsid="001e9391"/>
    </style:style>
    <style:style style:name="T4" style:family="text">
      <style:text-properties officeooo:rsid="001e9dd0"/>
    </style:style>
    <style:style style:name="T5" style:family="text">
      <style:text-properties style:font-name="Arial1"/>
    </style:style>
    <style:style style:name="T6" style:family="text">
      <style:text-properties style:font-name="Arial1" officeooo:rsid="002008cf"/>
    </style:style>
    <style:style style:name="T7" style:family="text">
      <style:text-properties style:font-name="Arial1" officeooo:rsid="00207698"/>
    </style:style>
    <style:style style:name="T8" style:family="text">
      <style:text-properties officeooo:rsid="002008cf"/>
    </style:style>
    <style:style style:name="T9" style:family="text">
      <style:text-properties officeooo:rsid="00207698"/>
    </style:style>
    <style:style style:name="T10" style:family="text">
      <style:text-properties officeooo:rsid="00219473"/>
    </style:style>
    <style:style style:name="T11" style:family="text">
      <style:text-properties officeooo:rsid="0026f8fa"/>
    </style:style>
    <style:style style:name="T12" style:family="text">
      <style:text-properties officeooo:rsid="002830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pan text:style-name="T1">Principalmente se debe a la falta de una buena planificacion de las etapas del mismo, mala gestión de los pasos a seguir. Además también incluiria la posible falta de comunicación en el propio grupo de trabajo. Cuando hay un proyecto en el que ha de trabajar una o mas personas pero tiene unas etapas diferentes y donde cada detalle es importante la planificación y entendimiento con el grupo es vital. Ante la supuesta de que son gente profesional obviaremos fallos de experiencia o desconocimiento de la ejecución pese a que tambien se pueden dar.</text:span></text:p>
      <text:p text:style-name="P1"/>
      <text:p text:style-name="P2">2- <text:span text:style-name="T8">Usariamos en modelo Interactivo Incremental puesto que su metodo hace que las dases se puedan repetir o refinar, y va evolucionando y mejorando estas fases, por lo cual un ciente que no sabe cuanto destinar y que depende de los beneficios que obtenga se regira por este metodo y asi mejorará en caso de éxito.</text:span></text:p>
      <text:p text:style-name="P2"/>
      <text:p text:style-name="P3">3- <text:span text:style-name="T2">El modelo en espiral consiste en que el software se va construyendo repetidamente en forma de versiones. Cada versión en principio incluye mejoras por lo que el proyecto va actualizandose y mejorandose. Cada vez incluye mas funcionalidades en cada versión. Este modelo es muy complejo por lo que el proyecto que se planee mediante este modelo ha de ser a gran escala. Un buen ejemplo seria una aplicacion de un videojuego ya que cada vez que este incluya nuevas funcionalidades la aplicación habra de actualizarse e incluirlas tambien , asi como posibles mejoras y opciones. La dificultad es media y el objetivo es ir actualizando dicha pagina e implementando mejoras y opciones, dependiendo de la importancia del juego esta pagina o aplicación necesitara mas gente trabajando en ella, y el gasto económico se puede suprimir e incluso obtener beneficio si se cobra por la app. El proyecto ha de durar el tiempo que dure en juego en vigor.</text:span></text:p>
      <text:p text:style-name="P3"/>
      <text:p text:style-name="P4">4- <text:span text:style-name="T3">Un modelo en cascada es aquel que se ha de conocer los requisitos del sistema. Ademas es solo aplicable para pequeños proyectos ya que las etapas se suceden y no hay vuelta atras. Por estas razones se dice que es un modelo casi imposible de emplear hoy en dia (ademas se da por hecho que no hay errores en el software).</text:span></text:p>
      <text:p text:style-name="P4"/>
      <text:p text:style-name="P5">5- Son una herramienta que se usa en el desarrollo de software, su objetivo es reducir los costes del proceso del mismo y ahorrar tiempo, de este modo se mejora la productividad.</text:p>
      <text:p text:style-name="P5"/>
      <text:p text:style-name="P5">6- Hay tres tipos de herramienta:</text:p>
      <text:p text:style-name="P5"><text:tab/>.U-CASE: Esta herramienta te ayuda en la fase de planificación y analisis.</text:p>
      <text:p text:style-name="P5"><text:tab/><text:tab/><text:span text:style-name="T4">Ejemplo: </text:span></text:p>
      <text:p text:style-name="P5"/>
      <text:p text:style-name="P5"><text:tab/>.M-CASE: Esta herramienta te ayuda en el analisis y diseño.</text:p>
      <text:p text:style-name="P6"><text:span text:style-name="T3"><text:tab/><text:tab/>Ejemplo: </text:span><text:bookmark text:name="ERwin"/>Erwin: <text:span text:style-name="T9">Platinum Erwin</text:span> es una herramienta de diseño de <text:span text:style-name="T9">base de datos.</text:span> Brinda productividad en diseño, generación, y mantenimiento de aplicaciones</text:p>
      <text:p text:style-name="P6"/>
      <text:p text:style-name="P5"><text:tab/>.L-CASE: Esta herramienta te aydua en la programación del software, en la detección de <text:tab/>errores del código, en la depuración de programas y pruebas, y en la generación de la <text:s text:c="15"/></text:p>
      <text:p text:style-name="P5"><text:tab/>documentación del proyecto.</text:p>
      <text:p text:style-name="P5"/>
      <text:p text:style-name="P7"><text:span text:style-name="T3"><text:tab/><text:tab/>Ejemplo: </text:span><text:span text:style-name="T5">St</text:span><text:span text:style-name="T6">arUML : </text:span><text:span text:style-name="T7">Es un proyecto de codigo abirto para desarrollar mas rapidamente. Es flexible, esta lleno de caracteristicas y es gratis.</text:span></text:p>
      <text:p text:style-name="P5"/>
      <text:p text:style-name="P5">7- <text:span text:style-name="T10">La programación estructurada es una técnica para escribir lenguajes de programación y permite el uso de 3 estructuras de control:</text:span></text:p>
      <text:p text:style-name="P5"><text:tab/>- <text:span text:style-name="T10">Sentencias secuanciales.</text:span></text:p>
      <text:p text:style-name="P5"><text:tab/>- <text:span text:style-name="T10">Sentencias selectivas (condicionales).</text:span></text:p>
      <text:p text:style-name="P5"><text:tab/>- <text:span text:style-name="T10">Sentencias repetitivas (iteraciones o bucles).</text:span></text:p>
      <text:p text:style-name="P5"/>
      <text:p text:style-name="P8"><text:soft-page-break/>8- Que aqui los programas se componen de objetos independientes entre si, y colaboran para realizar las acciones. De modo que en caso de error has de ir al obejeto en concreto que falla y resolverlo. Ademas es mucho mas intuitivo.</text:p>
      <text:p text:style-name="P8"/>
      <text:p text:style-name="P9">9- <text:span text:style-name="T11">Java: para proyectos como aplicaciones y sitios web, dado que actualmete muchos de ellos no funcionarán si no tienen Java.</text:span></text:p>
      <text:p text:style-name="P10"/>
      <text:p text:style-name="P10">Cobol: Es un lenguaje de programacion principalmente dedicado al ambito de negocios, es decir a la llamada de informática de gestión.</text:p>
      <text:p text:style-name="P10"/>
      <text:p text:style-name="P10">Phyton: Es un lenguaje de programacion caracterizado por usar una sintaxis con un codigo legible. Sirve para programar aplicaciones y servicios.</text:p>
      <text:p text:style-name="P10"/>
      <text:p text:style-name="P10">PHP: Este lenguaje de programacion es principalmente para el desarrollo web de contenido dinámico, en lugar de llamar a un archivo externo por ejemplo, este es capaz incorporar los elementos en el archivo HTML.</text:p>
      <text:p text:style-name="P10"/>
      <text:p text:style-name="P10">JAVASCRIPT: <text:span text:style-name="T12">Este se usa prncipalmente en su forma del lado del cliente, implementado como forma de un navegador web permite mejoras en la iterfaz del usuarioy paginas web dinamicas.</text:span></text:p>
      <text:p text:style-name="P10"/>
      <text:p text:style-name="P11">HTML 5: Para hacer paginas web normales es el lenguaje utilizado y basico de la WWW.</text:p>
      <text:p text:style-name="P11"/>
      <text:p text:style-name="P11">CSS3: Es utilizdo este lenguaje de estilo en cascada para diseñar el estilo y el apartado mas visual de la pagina web, como sombras o estilos de letra fotos y posicione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7M47S</meta:editing-duration>
    <meta:editing-cycles>7</meta:editing-cycles>
    <meta:generator>LibreOffice/5.1.3.2$Windows_x86 LibreOffice_project/644e4637d1d8544fd9f56425bd6cec110e49301b</meta:generator>
    <dc:date>2017-10-26T21:04:25.989000000</dc:date>
    <meta:document-statistic meta:table-count="0" meta:image-count="0" meta:object-count="0" meta:page-count="2" meta:paragraph-count="25" meta:word-count="758" meta:character-count="4525" meta:non-whitespace-character-count="3761"/>
    <meta:user-defined meta:name="Info 1"/>
    <meta:user-defined meta:name="Info 2"/>
    <meta:user-defined meta:name="Info 3"/>
    <meta:user-defined meta:name="Info 4"/>
  </office:meta>
</office:document-meta>
</file>